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1cm"/>
    </style:style>
    <style:style style:name="gr2" style:family="graphic" style:parent-style-name="standard">
      <style:graphic-properties draw:fill-color="#ff6666" draw:textarea-horizontal-align="justify" draw:textarea-vertical-align="middle" draw:auto-grow-height="false" fo:min-height="0.253cm" fo:min-width="5.85cm"/>
    </style:style>
    <style:style style:name="gr3" style:family="graphic" style:parent-style-name="standard">
      <style:graphic-properties draw:stroke="none" svg:stroke-color="#000000" draw:fill="none" draw:fill-color="#ffffff" fo:min-height="0.707cm"/>
    </style:style>
    <style:style style:name="gr4" style:family="graphic" style:parent-style-name="standard">
      <style:graphic-properties draw:stroke="none" svg:stroke-color="#000000" draw:fill="none" draw:fill-color="#ffffff" fo:min-height="0.331cm"/>
    </style:style>
    <style:style style:name="P1" style:family="paragraph">
      <loext:graphic-properties draw:fill="none" draw:fill-color="#ffffff"/>
      <style:text-properties style:font-name="DejaVu Sans Mono" fo:font-size="8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DejaVu Sans Mono" fo:font-size="8pt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7" style:family="paragraph">
      <loext:graphic-properties draw:fill="none" draw:fill-color="#ffffff"/>
      <style:paragraph-properties fo:text-align="start"/>
      <style:text-properties fo:color="#000000" style:font-name="DejaVu Sans Mono" fo:font-size="8pt"/>
    </style:style>
    <style:style style:name="P8" style:family="paragraph">
      <loext:graphic-properties draw:fill="none" draw:fill-color="#ffffff"/>
      <style:text-properties fo:color="#000000" style:font-name="DejaVu Sans Mono" fo:font-size="8pt"/>
    </style:style>
    <style:style style:name="T1" style:family="text">
      <style:text-properties style:font-name="DejaVu Sans Mono" fo:font-size="8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DejaVu Sans Mono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94cm" svg:height="0.911cm" svg:x="0.648cm" svg:y="0.365cm">
          <draw:text-box>
            <text:p><text:span text:style-name="T1">AATGATACGGCGACCACCGAGATCTACAC[i5]TCGTCGGCAGCGTCAGATGTGTATAAGAGACAG</text:span></text:p>
          </draw:text-box>
        </draw:frame>
        <draw:frame draw:style-name="gr1" draw:text-style-name="P3" draw:layer="layout" svg:width="11.811cm" svg:height="0.911cm" svg:x="18.364cm" svg:y="0.374cm">
          <draw:text-box>
            <text:p text:style-name="P2"><text:span text:style-name="T1">CTGTCTCTTATACACATCTCCGAGCCCACGAGAC[i7]ATCTCGTATGCCGTCTTCTGCTTG</text:span></text:p>
          </draw:text-box>
        </draw:frame>
        <draw:g>
          <draw:custom-shape draw:style-name="gr2" draw:text-style-name="P4" draw:layer="layout" svg:width="6.35cm" svg:height="0.503cm" svg:x="12.147cm" svg:y="0.5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5.461cm" svg:height="0.957cm" svg:x="12.528cm" svg:y="0.387cm">
            <draw:text-box>
              <text:p text:style-name="P5"><text:span text:style-name="T2">Nextera library</text:span></text:p>
            </draw:text-box>
          </draw:frame>
        </draw:g>
        <draw:frame draw:style-name="gr4" draw:text-style-name="P7" draw:layer="layout" svg:width="11.478cm" svg:height="0.581cm" svg:x="18.364cm" svg:y="0.628cm">
          <draw:text-box>
            <text:p text:style-name="P2"><text:span text:style-name="T3">GACAGAGAATATGTGTAGAGGCTCGGGTGCTCTG[i7]TAGAGCATACGGCAGAAGACGAAC</text:span></text:p>
          </draw:text-box>
        </draw:frame>
        <draw:frame draw:style-name="gr1" draw:text-style-name="P8" draw:layer="layout" svg:width="11.843cm" svg:height="0.911cm" svg:x="0.653cm" svg:y="0.709cm">
          <draw:text-box>
            <text:p><text:span text:style-name="T3">TTACTATGCCGCTGGTGGCTCTAGATGTG[i5]AGCAGCCGTCGCAGTCTACACATATTCTCTGT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5cm" fo:margin-bottom="0.5cm" fo:margin-left="1cm" fo:margin-right="1cm" fo:page-width="30cm" fo:page-height="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lle Delisle</meta:initial-creator>
    <meta:creation-date>2019-07-05T17:08:58.438741991</meta:creation-date>
    <dc:date>2019-07-05T17:10:26.679552781</dc:date>
    <dc:creator>Lucille Delisle</dc:creator>
    <meta:editing-duration>PT1M28S</meta:editing-duration>
    <meta:editing-cycles>1</meta:editing-cycles>
    <meta:document-statistic meta:object-count="7"/>
    <meta:generator>LibreOffice/6.1.6.3$Linux_X86_64 LibreOffice_project/10$Build-3</meta:generator>
  </office:meta>
</office:document-meta>
</file>